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24-12-17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24-03-19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22-12-0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21-12-15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20-12-11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9-12-12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8-12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7-1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6-12-08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8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197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